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AdminActivator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ckageAdminActivator.PackageAdminActivator( Felix fel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